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4a765" officeooo:paragraph-rsid="0004a765"/>
    </style:style>
    <style:style style:name="P2" style:family="paragraph" style:parent-style-name="Text_20_body" style:list-style-name="L1">
      <style:text-properties officeooo:rsid="0004a765" officeooo:paragraph-rsid="0004a765"/>
    </style:style>
    <style:style style:name="P3" style:family="paragraph" style:parent-style-name="Text_20_body" style:list-style-name="L1">
      <style:text-properties officeooo:rsid="00067842" officeooo:paragraph-rsid="00067842"/>
    </style:style>
    <style:style style:name="P4" style:family="paragraph" style:parent-style-name="Text_20_body" style:list-style-name="L2">
      <style:text-properties officeooo:rsid="00067842" officeooo:paragraph-rsid="00067842"/>
    </style:style>
    <style:style style:name="P5" style:family="paragraph" style:parent-style-name="Heading_20_1">
      <style:text-properties officeooo:rsid="0004a765" officeooo:paragraph-rsid="0004a765"/>
    </style:style>
    <style:style style:name="T1" style:family="text">
      <style:text-properties officeooo:rsid="00067842"/>
    </style:style>
    <style:style style:name="T2" style:family="text">
      <style:text-properties officeooo:rsid="000721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results T cell model</text:p>
      <text:h text:style-name="P5" text:outline-level="1">Linear differentiation model:</text:h>
      <text:list xml:id="list4634236921554075210" text:style-name="L1">
        <text:list-item>
          <text:p text:style-name="P2">Distributions: <text:span text:style-name="T1">Psi 1 and Psi2 have different effects, Psi2: smaller SD decreases proliferation</text:span></text:p>
        </text:list-item>
        <text:list-item>
          <text:p text:style-name="P2">Analytical death rate criterion</text:p>
        </text:list-item>
        <text:list-item>
          <text:p text:style-name="P2">Feedbacks <text:span text:style-name="T1">(on rate): area const, peak goes up, tau goes down</text:span></text:p>
        </text:list-item>
        <text:list-item>
          <text:p text:style-name="P3">delay: tau is less affected by feedback</text:p>
        </text:list-item>
        <text:list-item>
          <text:p text:style-name="P2">Homeostasis models: <text:span text:style-name="T1">dynamic ranges,</text:span></text:p>
        </text:list-item>
      </text:list>
      <text:h text:style-name="P5" text:outline-level="1">Branching model:</text:h>
      <text:list xml:id="list3296413929847041066" text:style-name="L2">
        <text:list-item>
          <text:p text:style-name="P4">P init can be modeled independently from rate</text:p>
        </text:list-item>
        <text:list-item>
          <text:p text:style-name="P4">Homeostasis has different effects on competetive differentiation (if one cell type is faster and reach carrying capacity the other celltype grows even slower)<text:span text:style-name="T2">git statu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1:08:22.966486110</meta:creation-date>
    <dc:date>2020-01-02T18:22:03.613992168</dc:date>
    <meta:editing-duration>PT6H37M2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0" meta:word-count="88" meta:character-count="549" meta:non-whitespace-character-count="478"/>
  </office:meta>
</office:document-meta>
</file>